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47.47mm"/>
    </style:style>
    <style:style style:name="co4" style:family="table-column">
      <style:table-column-properties fo:break-before="auto" style:column-width="57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/>
    </style:style>
    <style:style style:name="ce2" style:family="table-cell" style:parent-style-name="Default">
      <style:table-cell-properties fo:background-color="#72bf44" style:text-align-source="fix" style:repeat-content="fals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ackground-color="#72bf44" style:text-align-source="fix" style:repeat-content="false"/>
      <style:paragraph-properties fo:text-align="start" fo:margin-left="0mm"/>
      <style:text-properties style:font-name="Liberation Sans"/>
    </style:style>
    <style:style style:name="ce4" style:family="table-cell" style:parent-style-name="Default">
      <style:table-cell-properties fo:background-color="#72bf44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da7d8" style:text-align-source="fix" style:repeat-content="fals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ackground-color="#7da7d8" style:text-align-source="fix" style:repeat-content="false"/>
      <style:paragraph-properties fo:text-align="start" fo:margin-left="0mm"/>
      <style:text-properties style:font-name="Liberation Sans"/>
    </style:style>
    <style:style style:name="ce7" style:family="table-cell" style:parent-style-name="Default">
      <style:table-cell-properties fo:background-color="#7da7d8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37b70" style:text-align-source="fix" style:repeat-content="fals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able-cell-properties fo:background-color="#f37b70" style:text-align-source="fix" style:repeat-content="false"/>
      <style:paragraph-properties fo:text-align="start" fo:margin-left="0mm"/>
      <style:text-properties style:font-name="Liberation Sans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EW/hr</text:p>
          </table:table-cell>
          <table:table-cell office:value-type="string" calcext:value-type="string">
            <text:p>NS/hr</text:p>
          </table:table-cell>
          <table:table-cell table:number-columns-repeated="102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tatic</text:p>
          </table:table-cell>
          <table:table-cell table:style-name="ce2"/>
          <table:table-cell table:style-name="ce5" office:value-type="string" calcext:value-type="string">
            <text:p>Actuated</text:p>
          </table:table-cell>
          <table:table-cell table:style-name="ce5"/>
          <table:table-cell table:style-name="ce8" office:value-type="string" calcext:value-type="string">
            <text:p>Dynamic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Journey Time</text:p>
          </table:table-cell>
          <table:table-cell table:style-name="ce2" office:value-type="string" calcext:value-type="string">
            <text:p>Waiting Time</text:p>
          </table:table-cell>
          <table:table-cell table:style-name="ce5" office:value-type="string" calcext:value-type="string">
            <text:p>Journey Time</text:p>
          </table:table-cell>
          <table:table-cell table:style-name="ce5" office:value-type="string" calcext:value-type="string">
            <text:p>Waiting Time</text:p>
          </table:table-cell>
          <table:table-cell table:style-name="ce8" office:value-type="string" calcext:value-type="string">
            <text:p>Journey Time</text:p>
          </table:table-cell>
          <table:table-cell table:style-name="ce8" office:value-type="string" calcext:value-type="string">
            <text:p>Waiting Time</text:p>
          </table:table-cell>
          <table:table-cell table:style-name="ce10" office:value-type="string" calcext:value-type="string">
            <text:p>Minimum Green Duration (s)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6" table:number-columns-repeated="2"/>
          <table:table-cell table:style-name="ce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0M</text:p>
          </table:table-cell>
          <table:table-cell table:style-name="ce4" office:value-type="float" office:value="193.817406143345" calcext:value-type="float">
            <text:p>193.817406143345</text:p>
          </table:table-cell>
          <table:table-cell table:style-name="ce4" office:value-type="float" office:value="85.401023890785" calcext:value-type="float">
            <text:p>85.401023890785</text:p>
          </table:table-cell>
          <table:table-cell table:style-name="ce6" office:value-type="float" office:value="99.7991137370753" calcext:value-type="float">
            <text:p>99.7991137370753</text:p>
          </table:table-cell>
          <table:table-cell table:style-name="ce7" office:value-type="float" office:value="16.8005908419498" calcext:value-type="float">
            <text:p>16.8005908419498</text:p>
          </table:table-cell>
          <table:table-cell table:style-name="ce9" office:value-type="float" office:value="89.9233038348083" calcext:value-type="float">
            <text:p>89.9233038348083</text:p>
          </table:table-cell>
          <table:table-cell table:style-name="ce9" office:value-type="float" office:value="9.44985250737463" calcext:value-type="float">
            <text:p>9.4498525073746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M</text:p>
          </table:table-cell>
          <table:table-cell table:style-name="ce4" office:value-type="float" office:value="193.817406143345" calcext:value-type="float">
            <text:p>193.817406143345</text:p>
          </table:table-cell>
          <table:table-cell table:style-name="ce4" office:value-type="float" office:value="85.401023890785" calcext:value-type="float">
            <text:p>85.401023890785</text:p>
          </table:table-cell>
          <table:table-cell table:style-name="ce6" office:value-type="float" office:value="99.7991137370753" calcext:value-type="float">
            <text:p>99.7991137370753</text:p>
          </table:table-cell>
          <table:table-cell table:style-name="ce7" office:value-type="float" office:value="16.8005908419498" calcext:value-type="float">
            <text:p>16.8005908419498</text:p>
          </table:table-cell>
          <table:table-cell table:style-name="ce9" office:value-type="float" office:value="90.3496296296296" calcext:value-type="float">
            <text:p>90.3496296296296</text:p>
          </table:table-cell>
          <table:table-cell table:style-name="ce9" office:value-type="float" office:value="9.39407407407408" calcext:value-type="float">
            <text:p>9.39407407407408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M</text:p>
          </table:table-cell>
          <table:table-cell table:style-name="ce4" office:value-type="float" office:value="193.817406143345" calcext:value-type="float">
            <text:p>193.817406143345</text:p>
          </table:table-cell>
          <table:table-cell table:style-name="ce4" office:value-type="float" office:value="85.401023890785" calcext:value-type="float">
            <text:p>85.401023890785</text:p>
          </table:table-cell>
          <table:table-cell table:style-name="ce6" office:value-type="float" office:value="99.7991137370753" calcext:value-type="float">
            <text:p>99.7991137370753</text:p>
          </table:table-cell>
          <table:table-cell table:style-name="ce7" office:value-type="float" office:value="16.8005908419498" calcext:value-type="float">
            <text:p>16.8005908419498</text:p>
          </table:table-cell>
          <table:table-cell table:style-name="ce9" office:value-type="float" office:value="91.0394736842105" calcext:value-type="float">
            <text:p>91.0394736842105</text:p>
          </table:table-cell>
          <table:table-cell table:style-name="ce9" office:value-type="float" office:value="9.94444444444444" calcext:value-type="float">
            <text:p>9.9444444444444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5M</text:p>
          </table:table-cell>
          <table:table-cell table:style-name="ce4" office:value-type="float" office:value="193.817406143345" calcext:value-type="float">
            <text:p>193.817406143345</text:p>
          </table:table-cell>
          <table:table-cell table:style-name="ce4" office:value-type="float" office:value="85.401023890785" calcext:value-type="float">
            <text:p>85.401023890785</text:p>
          </table:table-cell>
          <table:table-cell table:style-name="ce6" office:value-type="float" office:value="99.7991137370753" calcext:value-type="float">
            <text:p>99.7991137370753</text:p>
          </table:table-cell>
          <table:table-cell table:style-name="ce7" office:value-type="float" office:value="16.8005908419498" calcext:value-type="float">
            <text:p>16.8005908419498</text:p>
          </table:table-cell>
          <table:table-cell table:style-name="ce9" office:value-type="float" office:value="95.4260355029586" calcext:value-type="float">
            <text:p>95.4260355029586</text:p>
          </table:table-cell>
          <table:table-cell table:style-name="ce9" office:value-type="float" office:value="13.146449704142" calcext:value-type="float">
            <text:p>13.14644970414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6" table:number-columns-repeated="2"/>
          <table:table-cell table:style-name="ce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0M</text:p>
          </table:table-cell>
          <table:table-cell table:style-name="ce4" office:value-type="float" office:value="194.160472972973" calcext:value-type="float">
            <text:p>194.160472972973</text:p>
          </table:table-cell>
          <table:table-cell table:style-name="ce4" office:value-type="float" office:value="88.027027027027" calcext:value-type="float">
            <text:p>88.027027027027</text:p>
          </table:table-cell>
          <table:table-cell table:style-name="ce6" office:value-type="float" office:value="99.7991137370753" calcext:value-type="float">
            <text:p>99.7991137370753</text:p>
          </table:table-cell>
          <table:table-cell table:style-name="ce7" office:value-type="float" office:value="16.8005908419498" calcext:value-type="float">
            <text:p>16.8005908419498</text:p>
          </table:table-cell>
          <table:table-cell table:style-name="ce9" office:value-type="float" office:value="91.0044182621502" calcext:value-type="float">
            <text:p>91.0044182621502</text:p>
          </table:table-cell>
          <table:table-cell table:style-name="ce9" office:value-type="float" office:value="10.379970544919" calcext:value-type="float">
            <text:p>10.379970544919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M</text:p>
          </table:table-cell>
          <table:table-cell table:style-name="ce4" office:value-type="float" office:value="194.160472972973" calcext:value-type="float">
            <text:p>194.160472972973</text:p>
          </table:table-cell>
          <table:table-cell table:style-name="ce4" office:value-type="float" office:value="88.027027027027" calcext:value-type="float">
            <text:p>88.027027027027</text:p>
          </table:table-cell>
          <table:table-cell table:style-name="ce6" office:value-type="float" office:value="99.7991137370753" calcext:value-type="float">
            <text:p>99.7991137370753</text:p>
          </table:table-cell>
          <table:table-cell table:style-name="ce7" office:value-type="float" office:value="16.8005908419498" calcext:value-type="float">
            <text:p>16.8005908419498</text:p>
          </table:table-cell>
          <table:table-cell table:style-name="ce9" office:value-type="float" office:value="91.6793557833089" calcext:value-type="float">
            <text:p>91.6793557833089</text:p>
          </table:table-cell>
          <table:table-cell table:style-name="ce9" office:value-type="float" office:value="10.9180087847731" calcext:value-type="float">
            <text:p>10.9180087847731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M</text:p>
          </table:table-cell>
          <table:table-cell table:style-name="ce4" office:value-type="float" office:value="194.160472972973" calcext:value-type="float">
            <text:p>194.160472972973</text:p>
          </table:table-cell>
          <table:table-cell table:style-name="ce4" office:value-type="float" office:value="88.027027027027" calcext:value-type="float">
            <text:p>88.027027027027</text:p>
          </table:table-cell>
          <table:table-cell table:style-name="ce6" office:value-type="float" office:value="99.7991137370753" calcext:value-type="float">
            <text:p>99.7991137370753</text:p>
          </table:table-cell>
          <table:table-cell table:style-name="ce7" office:value-type="float" office:value="16.8005908419498" calcext:value-type="float">
            <text:p>16.8005908419498</text:p>
          </table:table-cell>
          <table:table-cell table:style-name="ce9" office:value-type="float" office:value="92.1350954478708" calcext:value-type="float">
            <text:p>92.1350954478708</text:p>
          </table:table-cell>
          <table:table-cell table:style-name="ce9" office:value-type="float" office:value="11.0822320117474" calcext:value-type="float">
            <text:p>11.0822320117474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5M</text:p>
          </table:table-cell>
          <table:table-cell table:style-name="ce4" office:value-type="float" office:value="194.160472972973" calcext:value-type="float">
            <text:p>194.160472972973</text:p>
          </table:table-cell>
          <table:table-cell table:style-name="ce4" office:value-type="float" office:value="88.027027027027" calcext:value-type="float">
            <text:p>88.027027027027</text:p>
          </table:table-cell>
          <table:table-cell table:style-name="ce6" office:value-type="float" office:value="99.7991137370753" calcext:value-type="float">
            <text:p>99.7991137370753</text:p>
          </table:table-cell>
          <table:table-cell table:style-name="ce7" office:value-type="float" office:value="16.8005908419498" calcext:value-type="float">
            <text:p>16.8005908419498</text:p>
          </table:table-cell>
          <table:table-cell table:style-name="ce9" office:value-type="float" office:value="92.3628318584071" calcext:value-type="float">
            <text:p>92.3628318584071</text:p>
          </table:table-cell>
          <table:table-cell table:style-name="ce9" office:value-type="float" office:value="11.1976401179941" calcext:value-type="float">
            <text:p>11.1976401179941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2"/>
          <table:table-cell table:style-name="ce6" table:number-columns-repeated="2"/>
          <table:table-cell table:style-name="ce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0M</text:p>
          </table:table-cell>
          <table:table-cell table:style-name="ce4" office:value-type="float" office:value="176.968801313629" calcext:value-type="float">
            <text:p>176.968801313629</text:p>
          </table:table-cell>
          <table:table-cell table:style-name="ce4" office:value-type="float" office:value="77.1494252873563" calcext:value-type="float">
            <text:p>77.1494252873563</text:p>
          </table:table-cell>
          <table:table-cell table:style-name="ce7" office:value-type="float" office:value="99.7991137370753" calcext:value-type="float">
            <text:p>99.7991137370753</text:p>
          </table:table-cell>
          <table:table-cell table:style-name="ce6" office:value-type="float" office:value="16.8005908419498" calcext:value-type="float">
            <text:p>16.8005908419498</text:p>
          </table:table-cell>
          <table:table-cell table:style-name="ce9" office:value-type="float" office:value="94.5915080527086" calcext:value-type="float">
            <text:p>94.5915080527086</text:p>
          </table:table-cell>
          <table:table-cell table:style-name="ce9" office:value-type="float" office:value="13.3396778916545" calcext:value-type="float">
            <text:p>13.3396778916545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M</text:p>
          </table:table-cell>
          <table:table-cell table:style-name="ce4" office:value-type="float" office:value="176.968801313629" calcext:value-type="float">
            <text:p>176.968801313629</text:p>
          </table:table-cell>
          <table:table-cell table:style-name="ce4" office:value-type="float" office:value="77.1494252873563" calcext:value-type="float">
            <text:p>77.1494252873563</text:p>
          </table:table-cell>
          <table:table-cell table:style-name="ce7" office:value-type="float" office:value="99.7991137370753" calcext:value-type="float">
            <text:p>99.7991137370753</text:p>
          </table:table-cell>
          <table:table-cell table:style-name="ce6" office:value-type="float" office:value="16.8005908419498" calcext:value-type="float">
            <text:p>16.8005908419498</text:p>
          </table:table-cell>
          <table:table-cell table:style-name="ce9" office:value-type="float" office:value="94.217008797654" calcext:value-type="float">
            <text:p>94.217008797654</text:p>
          </table:table-cell>
          <table:table-cell table:style-name="ce9" office:value-type="float" office:value="13.0703812316716" calcext:value-type="float">
            <text:p>13.0703812316716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M</text:p>
          </table:table-cell>
          <table:table-cell table:style-name="ce4" office:value-type="float" office:value="176.968801313629" calcext:value-type="float">
            <text:p>176.968801313629</text:p>
          </table:table-cell>
          <table:table-cell table:style-name="ce4" office:value-type="float" office:value="77.1494252873563" calcext:value-type="float">
            <text:p>77.1494252873563</text:p>
          </table:table-cell>
          <table:table-cell table:style-name="ce7" office:value-type="float" office:value="99.7991137370753" calcext:value-type="float">
            <text:p>99.7991137370753</text:p>
          </table:table-cell>
          <table:table-cell table:style-name="ce6" office:value-type="float" office:value="16.8005908419498" calcext:value-type="float">
            <text:p>16.8005908419498</text:p>
          </table:table-cell>
          <table:table-cell table:style-name="ce9" office:value-type="float" office:value="94.574780058651" calcext:value-type="float">
            <text:p>94.574780058651</text:p>
          </table:table-cell>
          <table:table-cell table:style-name="ce9" office:value-type="float" office:value="13.3577712609971" calcext:value-type="float">
            <text:p>13.3577712609971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5M</text:p>
          </table:table-cell>
          <table:table-cell table:style-name="ce4" office:value-type="float" office:value="176.968801313629" calcext:value-type="float">
            <text:p>176.968801313629</text:p>
          </table:table-cell>
          <table:table-cell table:style-name="ce4" office:value-type="float" office:value="77.1494252873563" calcext:value-type="float">
            <text:p>77.1494252873563</text:p>
          </table:table-cell>
          <table:table-cell table:style-name="ce7" office:value-type="float" office:value="99.7991137370753" calcext:value-type="float">
            <text:p>99.7991137370753</text:p>
          </table:table-cell>
          <table:table-cell table:style-name="ce6" office:value-type="float" office:value="16.8005908419498" calcext:value-type="float">
            <text:p>16.8005908419498</text:p>
          </table:table-cell>
          <table:table-cell table:style-name="ce9" office:value-type="float" office:value="94.0161764705882" calcext:value-type="float">
            <text:p>94.0161764705882</text:p>
          </table:table-cell>
          <table:table-cell table:style-name="ce9" office:value-type="float" office:value="12.8441176470588" calcext:value-type="float">
            <text:p>12.8441176470588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style-name="ce5" office:value-type="string" calcext:value-type="string" table:number-columns-spanned="2" table:number-rows-spanned="1">
            <text:p>Max-gap Time Changes</text:p>
          </table:table-cell>
          <table:covered-table-cell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6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 seconds</text:p>
          </table:table-cell>
          <table:table-cell table:style-name="Default" table:number-columns-repeated="2"/>
          <table:table-cell table:style-name="ce7" office:value-type="float" office:value="101.904903417533" calcext:value-type="float">
            <text:p>101.904903417533</text:p>
          </table:table-cell>
          <table:table-cell table:style-name="ce7" office:value-type="float" office:value="18.6181277860327" calcext:value-type="float">
            <text:p>18.618127786032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seconds</text:p>
          </table:table-cell>
          <table:table-cell table:style-name="Default" table:number-columns-repeated="2"/>
          <table:table-cell table:style-name="ce6" office:value-type="float" office:value="99.7991137370753" calcext:value-type="float">
            <text:p>99.7991137370753</text:p>
          </table:table-cell>
          <table:table-cell table:style-name="ce7" office:value-type="float" office:value="16.8005908419498" calcext:value-type="float">
            <text:p>16.800590841949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 seconds</text:p>
          </table:table-cell>
          <table:table-cell table:style-name="Default" table:number-columns-repeated="2"/>
          <table:table-cell table:style-name="ce6" office:value-type="float" office:value="99.0807635829662" calcext:value-type="float">
            <text:p>99.0807635829662</text:p>
          </table:table-cell>
          <table:table-cell table:style-name="ce6" office:value-type="float" office:value="16.4992657856094" calcext:value-type="float">
            <text:p>16.499265785609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 seconds</text:p>
          </table:table-cell>
          <table:table-cell table:style-name="Default" table:number-columns-repeated="2"/>
          <table:table-cell table:style-name="ce6" office:value-type="float" office:value="99.8731563421829" calcext:value-type="float">
            <text:p>99.8731563421829</text:p>
          </table:table-cell>
          <table:table-cell table:style-name="ce6" office:value-type="float" office:value="17.1946902654867" calcext:value-type="float">
            <text:p>17.194690265486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 seconds</text:p>
          </table:table-cell>
          <table:table-cell table:style-name="Default" table:number-columns-repeated="2"/>
          <table:table-cell table:style-name="ce6" office:value-type="float" office:value="100.466076696165" calcext:value-type="float">
            <text:p>100.466076696165</text:p>
          </table:table-cell>
          <table:table-cell table:style-name="ce6" office:value-type="float" office:value="17.9926253687316" calcext:value-type="float">
            <text:p>17.99262536873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W/hr</text:p>
          </table:table-cell>
          <table:table-cell office:value-type="string" calcext:value-type="string">
            <text:p>NS/hr</text:p>
          </table:table-cell>
          <table:table-cell table:number-columns-repeated="102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 office:value-type="float" office:value="123.87" calcext:value-type="float">
            <text:p>123.87</text:p>
          </table:table-cell>
          <table:table-cell table:style-name="ce3" office:value-type="float" office:value="43.78" calcext:value-type="float">
            <text:p>43.78</text:p>
          </table:table-cell>
          <table:table-cell table:style-name="ce6" office:value-type="float" office:value="93.67" calcext:value-type="float">
            <text:p>93.67</text:p>
          </table:table-cell>
          <table:table-cell table:style-name="ce6" office:value-type="float" office:value="18.81" calcext:value-type="float">
            <text:p>18.81</text:p>
          </table:table-cell>
          <table:table-cell table:style-name="ce9" office:value-type="float" office:value="82.94" calcext:value-type="float">
            <text:p>82.94</text:p>
          </table:table-cell>
          <table:table-cell table:style-name="ce9" office:value-type="float" office:value="10.28" calcext:value-type="float">
            <text:p>10.28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4:59:49.475587818</meta:creation-date>
    <dc:date>2018-04-08T21:26:33.420022701</dc:date>
    <meta:editing-duration>PT3H35M45S</meta:editing-duration>
    <meta:editing-cycles>3</meta:editing-cycles>
    <meta:generator>LibreOffice/5.4.5.1$Linux_X86_64 LibreOffice_project/40m0$Build-1</meta:generator>
    <meta:document-statistic meta:table-count="1" meta:cell-count="141" meta:object-count="0"/>
  </office:meta>
</office:document-meta>
</file>